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athcad UniMath" svg:font-family="'Mathcad UniMath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3300" style:font-name="Mathcad UniMath" fo:font-size="10pt" officeooo:rsid="00125327" officeooo:paragraph-rsid="00125327" fo:background-color="transparent" style:font-size-asian="10pt" style:font-size-complex="10pt"/>
    </style:style>
    <style:style style:name="P2" style:family="paragraph" style:parent-style-name="Standard">
      <style:text-properties officeooo:rsid="00149817" officeooo:paragraph-rsid="00125327"/>
    </style:style>
    <style:style style:name="P3" style:family="paragraph" style:parent-style-name="Standard">
      <style:text-properties officeooo:rsid="00149817" officeooo:paragraph-rsid="001305d9"/>
    </style:style>
    <style:style style:name="P4" style:family="paragraph" style:parent-style-name="Standard">
      <style:paragraph-properties fo:text-align="center" style:justify-single-word="false"/>
      <style:text-properties officeooo:rsid="00125327" officeooo:paragraph-rsid="00125327"/>
    </style:style>
    <style:style style:name="P5" style:family="paragraph" style:parent-style-name="Standard">
      <style:text-properties fo:font-weight="bold" officeooo:rsid="0014e0f5" officeooo:paragraph-rsid="001305d9" style:font-weight-asian="bold" style:font-weight-complex="bold"/>
    </style:style>
    <style:style style:name="P6" style:family="paragraph" style:parent-style-name="Standard">
      <style:text-properties officeooo:rsid="0014e0f5" officeooo:paragraph-rsid="001305d9"/>
    </style:style>
    <style:style style:name="P7" style:family="paragraph" style:parent-style-name="Standard">
      <style:text-properties officeooo:rsid="00268799" officeooo:paragraph-rsid="001305d9"/>
    </style:style>
    <style:style style:name="P8" style:family="paragraph" style:parent-style-name="Standard">
      <style:text-properties officeooo:paragraph-rsid="001305d9"/>
    </style:style>
    <style:style style:name="P9" style:family="paragraph" style:parent-style-name="Standard">
      <style:text-properties fo:color="#ff3333" officeooo:rsid="00268799" officeooo:paragraph-rsid="001305d9"/>
    </style:style>
    <style:style style:name="P10" style:family="paragraph" style:parent-style-name="Standard">
      <style:text-properties fo:color="#ff3333" officeooo:rsid="0014e0f5" officeooo:paragraph-rsid="001305d9"/>
    </style:style>
    <style:style style:name="P11" style:family="paragraph" style:parent-style-name="Standard">
      <style:text-properties fo:color="#ff3333" officeooo:rsid="0020b3ee" officeooo:paragraph-rsid="001305d9"/>
    </style:style>
    <style:style style:name="P12" style:family="paragraph" style:parent-style-name="Standard">
      <style:text-properties fo:color="#ff3333" officeooo:rsid="0033d0e5" officeooo:paragraph-rsid="001305d9"/>
    </style:style>
    <style:style style:name="P13" style:family="paragraph" style:parent-style-name="Standard">
      <style:text-properties fo:color="#3333ff" officeooo:rsid="00319330" officeooo:paragraph-rsid="001305d9"/>
    </style:style>
    <style:style style:name="P14" style:family="paragraph" style:parent-style-name="Standard">
      <style:text-properties fo:color="#3333ff" officeooo:rsid="0032684c" officeooo:paragraph-rsid="001305d9"/>
    </style:style>
    <style:style style:name="P15" style:family="paragraph" style:parent-style-name="Standard">
      <style:text-properties fo:color="#3333ff" officeooo:rsid="0014e0f5" officeooo:paragraph-rsid="001305d9"/>
    </style:style>
    <style:style style:name="P16" style:family="paragraph" style:parent-style-name="Standard">
      <style:text-properties fo:color="#3333ff" officeooo:rsid="001b9fd5" officeooo:paragraph-rsid="001305d9"/>
    </style:style>
    <style:style style:name="P17" style:family="paragraph" style:parent-style-name="Standard">
      <style:text-properties fo:color="#00cc00" officeooo:rsid="0020b3ee" officeooo:paragraph-rsid="001305d9"/>
    </style:style>
    <style:style style:name="T1" style:family="text">
      <style:text-properties fo:color="#000000"/>
    </style:style>
    <style:style style:name="T2" style:family="text">
      <style:text-properties fo:color="#3333ff"/>
    </style:style>
    <style:style style:name="T3" style:family="text">
      <style:text-properties fo:color="#3333ff" officeooo:rsid="001ef5b9"/>
    </style:style>
    <style:style style:name="T4" style:family="text">
      <style:text-properties fo:color="#3333ff" officeooo:rsid="002c14e1"/>
    </style:style>
    <style:style style:name="T5" style:family="text">
      <style:text-properties fo:color="#3333ff" officeooo:rsid="0020b3ee"/>
    </style:style>
    <style:style style:name="T6" style:family="text">
      <style:text-properties fo:color="#00cc00"/>
    </style:style>
    <style:style style:name="T7" style:family="text">
      <style:text-properties officeooo:rsid="0014e0f5"/>
    </style:style>
    <style:style style:name="T8" style:family="text">
      <style:text-properties officeooo:rsid="002a1d8a"/>
    </style:style>
    <style:style style:name="T9" style:family="text">
      <style:text-properties officeooo:rsid="002849c1"/>
    </style:style>
    <style:style style:name="T10" style:family="text">
      <style:text-properties officeooo:rsid="001ef5b9"/>
    </style:style>
    <style:style style:name="T11" style:family="text">
      <style:text-properties officeooo:rsid="001305d9"/>
    </style:style>
    <style:style style:name="T12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zwy są robocze, mogą ulec zmianie. Niektóre <text:span text:style-name="T11">rzeczy</text:span> mogą zostać niezrealizowane.</text:p>
      <text:p text:style-name="P4"/>
      <text:p text:style-name="P4"/>
      <text:p text:style-name="P5">ITEMS:</text:p>
      <text:p text:style-name="P8"><text:span text:style-name="T3">altera de2-115</text:span><text:span text:style-name="T10"> (</text:span>"Nikt nie wie, co to miało robić" <text:span text:style-name="T7">)</text:span></text:p>
      <text:p text:style-name="P10"><text:span text:style-name="T10">Automat</text:span> nie oddając<text:span text:style-name="T10">y</text:span> reszty</text:p>
      <text:p text:style-name="P10">Zepsute ławki</text:p>
      <text:p text:style-name="P10">Zapomniane rolety z 304h </text:p>
      <text:p text:style-name="P6"><text:span text:style-name="T8">x </text:span><text:span text:style-name="T2">Skrzynia indeksów</text:span></text:p>
      <text:p text:style-name="P7"><text:span text:style-name="T12">Laptop Zgredka</text:span><text:span text:style-name="T9"> (wezwanie muchy)</text:span></text:p>
      <text:p text:style-name="P13">Mikstura Życia</text:p>
      <text:p text:style-name="P14">Klucz</text:p>
      <text:p text:style-name="P12">Beza Bereza</text:p>
      <text:p text:style-name="P6"/>
      <text:p text:style-name="P5">WEAPONS:</text:p>
      <text:p text:style-name="P6"><text:span text:style-name="T2">Ołówek anty-matematyczny</text:span> </text:p>
      <text:p text:style-name="P15">Zawirusowany pendrive</text:p>
      <text:p text:style-name="P11">Kabel-dusiciel</text:p>
      <text:p text:style-name="P17">Płomienny zasilacz</text:p>
      <text:p text:style-name="P6"><text:span text:style-name="T4">Niezmywalny marker Pogromca Tablic</text:span><text:span text:style-name="T2"> </text:span></text:p>
      <text:p text:style-name="P10">Lista obecności</text:p>
      <text:p text:style-name="P6"/>
      <text:p text:style-name="P5">ARMORS:</text:p>
      <text:p text:style-name="P10">Notatki z wykładów</text:p>
      <text:p text:style-name="P10">Nieprana koszulka</text:p>
      <text:p text:style-name="P16">Kamizelka geodety</text:p>
      <text:p text:style-name="P15">Dwuwieczne glany stopiej zagłady</text:p>
      <text:p text:style-name="P3"><text:span text:style-name="T5">K</text:span><text:span text:style-name="T2">lapki Oleksego</text:span></text:p>
      <text:p text:style-name="P9">Skarpetka Zgredk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athcad UniMath" svg:font-family="'Mathcad UniMath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00" style:font-name="Mathcad UniMath" fo:font-size="10pt" officeooo:rsid="00125327" officeooo:paragraph-rsid="00125327" fo:background-color="transparent" style:font-size-asian="10pt" style:font-size-complex="10pt"/>
    </style:style>
    <style:style style:name="MT1" style:family="text">
      <style:text-properties fo:color="#000000"/>
    </style:style>
    <style:style style:name="MT2" style:family="text">
      <style:text-properties fo:color="#3333ff"/>
    </style:style>
    <style:style style:name="MT3" style:family="text">
      <style:text-properties fo:color="#00cc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zerwony <text:span text:style-name="MT1">- do narysowania</text:span></text:p>
        <text:p text:style-name="MP1"><text:span text:style-name="MT2">Niebieski</text:span> <text:span text:style-name="MT1">- w trakcie rysowania</text:span></text:p>
        <text:p text:style-name="MP1"><text:span text:style-name="MT3">Zielony</text:span> <text:span text:style-name="MT1">- ukończon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8:39:28.877000000</meta:creation-date>
    <dc:date>2017-04-08T22:08:46.918000000</dc:date>
    <meta:editing-duration>PT9M32S</meta:editing-duration>
    <meta:editing-cycles>3</meta:editing-cycles>
    <meta:generator>LibreOffice/5.0.1.2$Windows_X86_64 LibreOffice_project/81898c9f5c0d43f3473ba111d7b351050be20261</meta:generator>
    <meta:document-statistic meta:table-count="0" meta:image-count="0" meta:object-count="0" meta:page-count="1" meta:paragraph-count="28" meta:word-count="86" meta:character-count="617" meta:non-whitespace-character-count="556"/>
  </office:meta>
</office:document-meta>
</file>